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List_20_Paragraph" style:list-style-name="WWNum1">
      <style:paragraph-properties fo:margin-top="0.1945in" fo:margin-bottom="0in" style:contextual-spacing="true"/>
    </style:style>
    <style:style style:name="P2" style:family="paragraph" style:parent-style-name="List_20_Paragraph" style:list-style-name="WWNum1">
      <style:paragraph-properties fo:margin-top="0in" fo:margin-bottom="0.1945in" style:contextual-spacing="true"/>
    </style:style>
    <style:style style:name="P3" style:family="paragraph" style:parent-style-name="List_20_Paragraph" style:list-style-name="WWNum2">
      <style:paragraph-properties fo:margin-top="0.1945in" fo:margin-bottom="0in" style:contextual-spacing="true"/>
    </style:style>
    <style:style style:name="P4" style:family="paragraph" style:parent-style-name="List_20_Paragraph" style:list-style-name="WWNum2">
      <style:paragraph-properties fo:margin-top="0in" fo:margin-bottom="0.1945in" style:contextual-spacing="true"/>
    </style:style>
    <style:style style:name="P5" style:family="paragraph" style:parent-style-name="Standard">
      <style:paragraph-properties fo:margin-top="0in" fo:margin-bottom="0.1945in" style:contextual-spacing="false"/>
    </style:style>
    <style:style style:name="P6" style:family="paragraph" style:parent-style-name="Standard">
      <style:paragraph-properties fo:margin-top="0.1945in" fo:margin-bottom="0.1945in" style:contextual-spacing="false"/>
    </style:style>
    <style:style style:name="P7" style:family="paragraph" style:parent-style-name="Standard">
      <style:paragraph-properties fo:margin-top="0.1945in" fo:margin-bottom="0.1945in" style:contextual-spacing="false" fo:padding-left="0in" fo:padding-right="0in" fo:padding-top="0in" fo:padding-bottom="0.0138in" fo:border-left="none" fo:border-right="none" fo:border-top="none" fo:border-bottom="0.74pt solid #000000"/>
      <style:text-properties style:font-name="Garamond"/>
    </style:style>
    <style:style style:name="P8" style:family="paragraph" style:parent-style-name="Standard">
      <style:paragraph-properties fo:margin-top="0.1945in" fo:margin-bottom="0.1945in" style:contextual-spacing="false"/>
      <style:text-properties style:font-name="Garamond"/>
    </style:style>
    <style:style style:name="P9" style:family="paragraph" style:parent-style-name="Standard">
      <style:paragraph-properties fo:margin-top="0.1945in" fo:margin-bottom="0.1945in" style:contextual-spacing="false"/>
      <style:text-properties style:font-name="Times" fo:font-size="12pt" fo:font-weight="bold" style:font-name-asian="Times1" style:font-size-asian="12pt" style:font-weight-asian="bold" style:font-name-complex="Times1" style:font-size-complex="12pt" style:font-weight-complex="bold"/>
    </style:style>
    <style:style style:name="T1" style:family="text">
      <style:text-properties style:font-name="Garamond"/>
    </style:style>
    <style:style style:name="T2" style:family="text">
      <style:text-properties style:font-name="Garamond" fo:font-style="italic" style:font-style-asian="italic" style:font-style-complex="italic"/>
    </style:style>
    <style:style style:name="T3" style:family="text">
      <style:text-properties style:font-name="Garamond" officeooo:rsid="001f73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Suggested Language on HB 1021 – </text:span></text:p>
      <text:p text:style-name="P6"><text:span text:style-name="T1">Replace RSA 674:75 with the following:</text:span></text:p>
      <text:p text:style-name="P6"><text:span text:style-name="T1">674:75 Religious Use of Land and Structures.  </text:span></text:p>
      <text:list text:style-name="WWNum1">
        <text:list-item>
          <text:p text:style-name="P1"><text:span text:style-name="T1">No zoning ordinance or local land use regulation shall prohibit, regulate, or restrict the use of land or structures based solely on the religious nature of the use. <text:s/></text:span></text:p>
        </text:list-item>
        <text:list-item>
          <text:p text:style-name="P2"><text:span text:style-name="T1">No zoning ordinance or local land use regulation shall impose a substantial burden on the religious exercise of a person, including a religious assembly or institution, unless the regulation is in furtherance of a compelling governmental interest and is the least restrictive means of furthering that compelling governmental interest. (additional sentence I </text:span><text:span text:style-name="T3">(Eric Gallager) woul</text:span><text:span text:style-name="T1">d like to add: “The building of housing to house the unhoused shall qualify as religious exercise for the purpose of this legislation.”)</text:span></text:p>
        </text:list-item>
      </text:list>
      <text:p text:style-name="P7"/>
      <text:p text:style-name="P6"><text:span text:style-name="T1">As discussed in the webinar that NHMA did with the Bureau of Economic Affairs, the law as passed is unclear and we have seen substantial interest from our membership in clarifying what is and what is not allowed. This rewrite accomplishes the following:</text:span></text:p>
      <text:list text:style-name="WWNum2">
        <text:list-item>
          <text:p text:style-name="P3"><text:span text:style-name="T1">Section I incorporates the decision in </text:span><text:a xlink:type="simple" xlink:href="https://scholar.google.com/scholar_case?case=975414503455261754&amp;q=RLUIPA+land+use&amp;hl=en&amp;as_sdt=4,60,105,119,152" text:style-name="Internet_20_link" text:visited-style-name="Visited_20_Internet_20_Link"><text:span text:style-name="Internet_20_link"><text:span text:style-name="T2">Church of Lukumi Babalu Aye, Inc.</text:span></text:span><text:span text:style-name="Internet_20_link"><text:span text:style-name="T1"> v. </text:span></text:span><text:span text:style-name="Internet_20_link"><text:span text:style-name="T2">Hialeah,</text:span></text:span><text:span text:style-name="Internet_20_link"><text:span text:style-name="T1"> 508 U. S. 520, 533 (1993)</text:span></text:span></text:a><text:span text:style-name="T1"> (“[A] law targeting religious beliefs as such is never permissible”).</text:span></text:p>
        </text:list-item>
        <text:list-item>
          <text:p text:style-name="P4"><text:span text:style-name="T1">Section II incorporates the </text:span><text:a xlink:type="simple" xlink:href="https://www.justice.gov/crt/about/hce/housing_rluipa2.php" office:target-frame-name="Religious Land Use and Institutionalized Persons Act of 2000" xlink:show="replace" text:style-name="Internet_20_link" text:visited-style-name="Visited_20_Internet_20_Link"><text:span text:style-name="Internet_20_link"><text:span text:style-name="T1">Religious Land Use and Institutionalized Persons Act of 2000</text:span></text:span></text:a><text:span text:style-name="T1"> (RLUIPA), 42 U.S.C. §§ 2000cc, et seq., which protects individuals, houses of worship, and other religious institutions from discrimination in zoning laws.</text:span></text:p>
        </text:list-item>
      </text:list>
      <text:p text:style-name="P6"><text:span text:style-name="T1">We believe that this rewrite would serve the interests of protecting religious practice while also clarifying the law in a manner that removes ambiguity from its drafting. </text:span></text:p>
      <text:p text:style-name="P9"/>
      <text:p text:style-name="P8"><text:bookmark text:name="Bookmark__a_1_b"/><text:bookmark text:name="Bookmark__a_1_a"/></text:p>
      <text:p text:style-name="P8"/>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aramond" fo:font-size="12pt" fo:language="en" fo:country="US" style:letter-kerning="false" style:font-name-asian="Calibri1"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Garamond" fo:font-size="12pt" fo:language="en" fo:country="US" style:letter-kerning="false" style:font-name-asian="Calibri1" style:font-size-asian="12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Tahoma" style:font-family-complex="Tahoma" style:font-family-generic-complex="system" style:font-pitch-complex="variable" style:language-complex="zxx" style:country-complex="non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Revision"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ootnote" style:family="paragraph" style:parent-style-name="Standard" loext:linked-style-name="Footnote_20_Text_20_Char" style:class="extra">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19:31:00</meta:creation-date>
    <meta:initial-creator>Natch Greyes</meta:initial-creator>
    <dc:language>en-US</dc:language>
    <dc:date>2022-10-23T21:07:00.695531739</dc:date>
    <meta:editing-cycles>78</meta:editing-cycles>
    <meta:editing-duration>PT46M30S</meta:editing-duration>
    <meta:generator>LibreOffice/7.4.1.2$MacOSX_X86_64 LibreOffice_project/</meta:generator>
    <meta:document-statistic meta:table-count="0" meta:image-count="0" meta:object-count="0" meta:page-count="1" meta:paragraph-count="9" meta:word-count="262" meta:character-count="1653" meta:non-whitespace-character-count="1397"/>
    <meta:user-defined meta:name="AppVersion">15.0000</meta:user-defined>
    <meta:user-defined meta:name="ContentTypeId">0x010100519CA19183C7D149BDF44FD619189DA2</meta:user-defined>
    <meta:user-defined meta:name="DocSecurity" meta:value-type="float">4</meta:user-defined>
    <meta:template xlink:type="simple" xlink:actuate="onRequest" xlink:title="Normal.dotm" xlink:href=""/>
  </office:meta>
</office:document-meta>
</file>